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d9ee2" officeooo:paragraph-rsid="000d9ee2"/>
    </style:style>
    <style:style style:name="P2" style:family="paragraph" style:parent-style-name="Standard">
      <style:text-properties officeooo:rsid="000ef7b5" officeooo:paragraph-rsid="000ef7b5"/>
    </style:style>
    <style:style style:name="P3" style:family="paragraph" style:parent-style-name="Standard">
      <style:text-properties officeooo:rsid="001379bc" officeooo:paragraph-rsid="001379bc"/>
    </style:style>
    <style:style style:name="P4" style:family="paragraph" style:parent-style-name="Standard">
      <style:text-properties officeooo:rsid="001488bb" officeooo:paragraph-rsid="001488bb"/>
    </style:style>
    <style:style style:name="P5" style:family="paragraph" style:parent-style-name="Standard">
      <style:text-properties officeooo:rsid="0016471d" officeooo:paragraph-rsid="0016471d"/>
    </style:style>
    <style:style style:name="P6" style:family="paragraph" style:parent-style-name="Standard">
      <style:text-properties officeooo:rsid="0016471d" officeooo:paragraph-rsid="0017e268"/>
    </style:style>
    <style:style style:name="P7" style:family="paragraph" style:parent-style-name="Standard">
      <style:text-properties officeooo:rsid="001a2b65" officeooo:paragraph-rsid="001a2b65"/>
    </style:style>
    <style:style style:name="P8" style:family="paragraph" style:parent-style-name="Standard">
      <style:text-properties officeooo:rsid="001c0d06" officeooo:paragraph-rsid="001c0d06"/>
    </style:style>
    <style:style style:name="P9" style:family="paragraph" style:parent-style-name="Standard">
      <style:text-properties officeooo:rsid="001f62c5" officeooo:paragraph-rsid="001f62c5"/>
    </style:style>
    <style:style style:name="P10" style:family="paragraph" style:parent-style-name="Standard">
      <style:text-properties officeooo:rsid="002102d9" officeooo:paragraph-rsid="002102d9"/>
    </style:style>
    <style:style style:name="P11" style:family="paragraph" style:parent-style-name="Standard">
      <style:text-properties officeooo:rsid="0028dc58" officeooo:paragraph-rsid="0028dc58"/>
    </style:style>
    <style:style style:name="P12" style:family="paragraph" style:parent-style-name="Standard">
      <style:text-properties officeooo:rsid="002c39fd" officeooo:paragraph-rsid="002c39fd"/>
    </style:style>
    <style:style style:name="P13" style:family="paragraph" style:parent-style-name="Standard">
      <style:text-properties officeooo:rsid="000adac3" officeooo:paragraph-rsid="002fe30b"/>
    </style:style>
    <style:style style:name="P14" style:family="paragraph" style:parent-style-name="Standard">
      <style:text-properties officeooo:rsid="003266e9" officeooo:paragraph-rsid="003266e9"/>
    </style:style>
    <style:style style:name="P15" style:family="paragraph" style:parent-style-name="Standard">
      <style:text-properties officeooo:rsid="0035343b" officeooo:paragraph-rsid="0035343b"/>
    </style:style>
    <style:style style:name="P16" style:family="paragraph" style:parent-style-name="Standard">
      <style:text-properties officeooo:rsid="0038aec1" officeooo:paragraph-rsid="0038aec1"/>
    </style:style>
    <style:style style:name="P17" style:family="paragraph" style:parent-style-name="Standard">
      <style:text-properties officeooo:rsid="003c0407" officeooo:paragraph-rsid="003c0407"/>
    </style:style>
    <style:style style:name="P18" style:family="paragraph" style:parent-style-name="Standard">
      <style:text-properties officeooo:rsid="003e08ca" officeooo:paragraph-rsid="003e08ca"/>
    </style:style>
    <style:style style:name="P19" style:family="paragraph" style:parent-style-name="Standard">
      <style:text-properties officeooo:rsid="0042ed40" officeooo:paragraph-rsid="0042ed40"/>
    </style:style>
    <style:style style:name="P20" style:family="paragraph" style:parent-style-name="Standard">
      <style:text-properties officeooo:rsid="000ef7b5" officeooo:paragraph-rsid="000ef7b5"/>
    </style:style>
    <style:style style:name="P21" style:family="paragraph" style:parent-style-name="Standard">
      <style:text-properties officeooo:rsid="004ae568" officeooo:paragraph-rsid="004ae568"/>
    </style:style>
    <style:style style:name="P22" style:family="paragraph" style:parent-style-name="Standard">
      <style:text-properties officeooo:rsid="001379bc" officeooo:paragraph-rsid="001379bc"/>
    </style:style>
    <style:style style:name="P23" style:family="paragraph" style:parent-style-name="Standard">
      <style:text-properties officeooo:rsid="004c082f" officeooo:paragraph-rsid="004c082f"/>
    </style:style>
    <style:style style:name="P24" style:family="paragraph" style:parent-style-name="Standard">
      <style:text-properties fo:color="#ff3333" fo:font-size="16pt" fo:font-weight="bold" officeooo:rsid="004c082f" officeooo:paragraph-rsid="004c082f" fo:background-color="#ffff00" style:font-size-asian="16pt" style:font-weight-asian="bold" style:font-size-complex="16pt" style:font-weight-complex="bold"/>
    </style:style>
    <style:style style:name="P25" style:family="paragraph" style:parent-style-name="Standard">
      <style:text-properties fo:color="#ff3333" fo:font-size="16pt" fo:font-weight="bold" officeooo:rsid="005d2709" officeooo:paragraph-rsid="005d2709" fo:background-color="#ffff00" style:font-size-asian="16pt" style:font-weight-asian="bold" style:font-size-complex="16pt" style:font-weight-complex="bold"/>
    </style:style>
    <style:style style:name="P26" style:family="paragraph" style:parent-style-name="Standard">
      <style:text-properties fo:color="#ff3333" fo:font-size="16pt" fo:font-weight="bold" officeooo:rsid="007e3d46" officeooo:paragraph-rsid="007e3d46" fo:background-color="#ffff00" style:font-size-asian="16pt" style:font-weight-asian="bold" style:font-size-complex="16pt" style:font-weight-complex="bold"/>
    </style:style>
    <style:style style:name="P27" style:family="paragraph" style:parent-style-name="Standard">
      <style:text-properties fo:color="#ff3333" fo:font-size="16pt" fo:font-weight="bold" officeooo:rsid="00a7149e" officeooo:paragraph-rsid="00a7149e" fo:background-color="#ffff00" style:font-size-asian="16pt" style:font-weight-asian="bold" style:font-size-complex="16pt" style:font-weight-complex="bold"/>
    </style:style>
    <style:style style:name="P28" style:family="paragraph" style:parent-style-name="Standard">
      <style:text-properties officeooo:rsid="004e0f46" officeooo:paragraph-rsid="004e0f46"/>
    </style:style>
    <style:style style:name="P29" style:family="paragraph" style:parent-style-name="Standard">
      <style:text-properties officeooo:rsid="004e5654" officeooo:paragraph-rsid="004e5654"/>
    </style:style>
    <style:style style:name="P30" style:family="paragraph" style:parent-style-name="Standard">
      <style:text-properties officeooo:rsid="004eb221" officeooo:paragraph-rsid="004eb221"/>
    </style:style>
    <style:style style:name="P31" style:family="paragraph" style:parent-style-name="Standard">
      <style:text-properties officeooo:rsid="0052ed12" officeooo:paragraph-rsid="0052ed12"/>
    </style:style>
    <style:style style:name="P32" style:family="paragraph" style:parent-style-name="Standard">
      <style:text-properties officeooo:rsid="0054da3b" officeooo:paragraph-rsid="0054da3b"/>
    </style:style>
    <style:style style:name="P33" style:family="paragraph" style:parent-style-name="Standard">
      <style:text-properties officeooo:rsid="00551228" officeooo:paragraph-rsid="00551228"/>
    </style:style>
    <style:style style:name="P34" style:family="paragraph" style:parent-style-name="Standard">
      <style:text-properties officeooo:rsid="0059818b" officeooo:paragraph-rsid="0059818b"/>
    </style:style>
    <style:style style:name="P35" style:family="paragraph" style:parent-style-name="Standard">
      <style:text-properties officeooo:rsid="005d2709" officeooo:paragraph-rsid="005d2709"/>
    </style:style>
    <style:style style:name="P36" style:family="paragraph" style:parent-style-name="Standard">
      <style:text-properties officeooo:rsid="005d2709" officeooo:paragraph-rsid="005dbe24"/>
    </style:style>
    <style:style style:name="P37" style:family="paragraph" style:parent-style-name="Standard">
      <style:text-properties officeooo:rsid="005e7c87" officeooo:paragraph-rsid="005e7c87"/>
    </style:style>
    <style:style style:name="P38" style:family="paragraph" style:parent-style-name="Standard">
      <style:text-properties officeooo:rsid="005e7c87" officeooo:paragraph-rsid="00a7149e"/>
    </style:style>
    <style:style style:name="P39" style:family="paragraph" style:parent-style-name="Standard">
      <style:text-properties officeooo:rsid="0064af60" officeooo:paragraph-rsid="0064af60"/>
    </style:style>
    <style:style style:name="P40" style:family="paragraph" style:parent-style-name="Standard">
      <style:text-properties officeooo:rsid="006654db" officeooo:paragraph-rsid="006654db"/>
    </style:style>
    <style:style style:name="P41" style:family="paragraph" style:parent-style-name="Standard">
      <style:text-properties officeooo:rsid="006dc80a" officeooo:paragraph-rsid="006dc80a"/>
    </style:style>
    <style:style style:name="P42" style:family="paragraph" style:parent-style-name="Standard">
      <style:text-properties officeooo:rsid="00711123" officeooo:paragraph-rsid="00711123"/>
    </style:style>
    <style:style style:name="P43" style:family="paragraph" style:parent-style-name="Standard">
      <style:text-properties officeooo:rsid="00745c3d" officeooo:paragraph-rsid="00745c3d"/>
    </style:style>
    <style:style style:name="P44" style:family="paragraph" style:parent-style-name="Standard">
      <style:text-properties officeooo:rsid="007b27dc" officeooo:paragraph-rsid="007b27dc"/>
    </style:style>
    <style:style style:name="P45" style:family="paragraph" style:parent-style-name="Standard">
      <style:text-properties officeooo:rsid="007b27dc" officeooo:paragraph-rsid="007cd597"/>
    </style:style>
    <style:style style:name="P46" style:family="paragraph" style:parent-style-name="Standard">
      <style:text-properties officeooo:rsid="007e3d46" officeooo:paragraph-rsid="007e3d46"/>
    </style:style>
    <style:style style:name="P47" style:family="paragraph" style:parent-style-name="Standard">
      <style:text-properties officeooo:rsid="00814a9f" officeooo:paragraph-rsid="00814a9f"/>
    </style:style>
    <style:style style:name="P48" style:family="paragraph" style:parent-style-name="Standard">
      <style:text-properties officeooo:rsid="008296a1" officeooo:paragraph-rsid="008296a1"/>
    </style:style>
    <style:style style:name="P49" style:family="paragraph" style:parent-style-name="Standard">
      <style:text-properties officeooo:rsid="0084e44e" officeooo:paragraph-rsid="0084e44e"/>
    </style:style>
    <style:style style:name="P50" style:family="paragraph" style:parent-style-name="Standard">
      <style:text-properties officeooo:rsid="00880c3d" officeooo:paragraph-rsid="00880c3d"/>
    </style:style>
    <style:style style:name="P51" style:family="paragraph" style:parent-style-name="Standard">
      <style:text-properties officeooo:rsid="00893942" officeooo:paragraph-rsid="00893942"/>
    </style:style>
    <style:style style:name="P52" style:family="paragraph" style:parent-style-name="Standard">
      <style:text-properties officeooo:rsid="008bc77d" officeooo:paragraph-rsid="008bc77d"/>
    </style:style>
    <style:style style:name="P53" style:family="paragraph" style:parent-style-name="Standard" style:list-style-name="L1">
      <style:text-properties officeooo:rsid="008cfead" officeooo:paragraph-rsid="008cfead"/>
    </style:style>
    <style:style style:name="P54" style:family="paragraph" style:parent-style-name="Standard" style:list-style-name="L1">
      <style:text-properties officeooo:rsid="008d1913" officeooo:paragraph-rsid="008d1913"/>
    </style:style>
    <style:style style:name="P55" style:family="paragraph" style:parent-style-name="Standard">
      <style:text-properties officeooo:rsid="008d1913" officeooo:paragraph-rsid="008d1913"/>
    </style:style>
    <style:style style:name="P56" style:family="paragraph" style:parent-style-name="Standard" style:list-style-name="L2">
      <style:text-properties officeooo:rsid="0090e82b" officeooo:paragraph-rsid="0090e82b"/>
    </style:style>
    <style:style style:name="P57" style:family="paragraph" style:parent-style-name="Standard" style:list-style-name="L2">
      <style:text-properties officeooo:rsid="00989e85" officeooo:paragraph-rsid="00989e85"/>
    </style:style>
    <style:style style:name="P58" style:family="paragraph" style:parent-style-name="Standard" style:list-style-name="L2">
      <style:text-properties officeooo:rsid="0099115a" officeooo:paragraph-rsid="0099115a"/>
    </style:style>
    <style:style style:name="P59" style:family="paragraph" style:parent-style-name="Standard">
      <style:text-properties officeooo:rsid="0099115a" officeooo:paragraph-rsid="0099115a"/>
    </style:style>
    <style:style style:name="P60" style:family="paragraph" style:parent-style-name="Standard">
      <style:text-properties officeooo:rsid="009e8081" officeooo:paragraph-rsid="009e8081"/>
    </style:style>
    <style:style style:name="P61" style:family="paragraph" style:parent-style-name="Standard">
      <style:text-properties officeooo:rsid="00a09b14" officeooo:paragraph-rsid="00a09b14"/>
    </style:style>
    <style:style style:name="P62" style:family="paragraph" style:parent-style-name="Standard">
      <style:text-properties officeooo:rsid="00a298bf" officeooo:paragraph-rsid="00a298bf"/>
    </style:style>
    <style:style style:name="P63" style:family="paragraph" style:parent-style-name="Standard">
      <style:text-properties officeooo:rsid="00a7149e" officeooo:paragraph-rsid="00a7149e"/>
    </style:style>
    <style:style style:name="P64" style:family="paragraph" style:parent-style-name="Standard">
      <style:text-properties officeooo:rsid="00a8c98f" officeooo:paragraph-rsid="00a8c98f" fo:background-color="transparent"/>
    </style:style>
    <style:style style:name="T1" style:family="text">
      <style:text-properties officeooo:rsid="000c4443"/>
    </style:style>
    <style:style style:name="T2" style:family="text">
      <style:text-properties officeooo:rsid="000f56e9"/>
    </style:style>
    <style:style style:name="T3" style:family="text">
      <style:text-properties officeooo:rsid="0010d9e6"/>
    </style:style>
    <style:style style:name="T4" style:family="text">
      <style:text-properties officeooo:rsid="00129d73"/>
    </style:style>
    <style:style style:name="T5" style:family="text">
      <style:text-properties officeooo:rsid="001488bb"/>
    </style:style>
    <style:style style:name="T6" style:family="text">
      <style:text-properties officeooo:rsid="0017e268"/>
    </style:style>
    <style:style style:name="T7" style:family="text">
      <style:text-properties officeooo:rsid="00195431"/>
    </style:style>
    <style:style style:name="T8" style:family="text">
      <style:text-properties officeooo:rsid="001c0d06"/>
    </style:style>
    <style:style style:name="T9" style:family="text">
      <style:text-properties officeooo:rsid="001cc1ce"/>
    </style:style>
    <style:style style:name="T10" style:family="text">
      <style:text-properties officeooo:rsid="001dfcd6"/>
    </style:style>
    <style:style style:name="T11" style:family="text">
      <style:text-properties officeooo:rsid="0020cf3c"/>
    </style:style>
    <style:style style:name="T12" style:family="text">
      <style:text-properties officeooo:rsid="00213c26"/>
    </style:style>
    <style:style style:name="T13" style:family="text">
      <style:text-properties officeooo:rsid="002ab042"/>
    </style:style>
    <style:style style:name="T14" style:family="text">
      <style:text-properties officeooo:rsid="00330441"/>
    </style:style>
    <style:style style:name="T15" style:family="text">
      <style:text-properties officeooo:rsid="0034fcb0"/>
    </style:style>
    <style:style style:name="T16" style:family="text">
      <style:text-properties officeooo:rsid="0036334a"/>
    </style:style>
    <style:style style:name="T17" style:family="text">
      <style:text-properties officeooo:rsid="00378b2e"/>
    </style:style>
    <style:style style:name="T18" style:family="text">
      <style:text-properties officeooo:rsid="003a478e"/>
    </style:style>
    <style:style style:name="T19" style:family="text">
      <style:text-properties officeooo:rsid="003d0264"/>
    </style:style>
    <style:style style:name="T20" style:family="text">
      <style:text-properties officeooo:rsid="00407e8f"/>
    </style:style>
    <style:style style:name="T21" style:family="text">
      <style:text-properties officeooo:rsid="0041b442"/>
    </style:style>
    <style:style style:name="T22" style:family="text">
      <style:text-properties officeooo:rsid="004483d1"/>
    </style:style>
    <style:style style:name="T23" style:family="text">
      <style:text-properties officeooo:rsid="0045a6d2"/>
    </style:style>
    <style:style style:name="T24" style:family="text">
      <style:text-properties fo:color="#ff3333" fo:font-weight="bold" style:font-weight-asian="bold" style:font-weight-complex="bold"/>
    </style:style>
    <style:style style:name="T25" style:family="text">
      <style:text-properties officeooo:rsid="004da8e9"/>
    </style:style>
    <style:style style:name="T26" style:family="text">
      <style:text-properties officeooo:rsid="004e0f46"/>
    </style:style>
    <style:style style:name="T27" style:family="text">
      <style:text-properties officeooo:rsid="004ff75e"/>
    </style:style>
    <style:style style:name="T28" style:family="text">
      <style:text-properties officeooo:rsid="0052ed12"/>
    </style:style>
    <style:style style:name="T29" style:family="text">
      <style:text-properties officeooo:rsid="00536f4d"/>
    </style:style>
    <style:style style:name="T30" style:family="text">
      <style:text-properties officeooo:rsid="005669f7"/>
    </style:style>
    <style:style style:name="T31" style:family="text">
      <style:text-properties officeooo:rsid="00591fb7"/>
    </style:style>
    <style:style style:name="T32" style:family="text">
      <style:text-properties officeooo:rsid="0059b4b9"/>
    </style:style>
    <style:style style:name="T33" style:family="text">
      <style:text-properties officeooo:rsid="005b4d6d"/>
    </style:style>
    <style:style style:name="T34" style:family="text">
      <style:text-properties officeooo:rsid="005dbe24"/>
    </style:style>
    <style:style style:name="T35" style:family="text">
      <style:text-properties officeooo:rsid="005dcee6"/>
    </style:style>
    <style:style style:name="T36" style:family="text">
      <style:text-properties officeooo:rsid="005f950c"/>
    </style:style>
    <style:style style:name="T37" style:family="text">
      <style:text-properties officeooo:rsid="00617a54"/>
    </style:style>
    <style:style style:name="T38" style:family="text">
      <style:text-properties officeooo:rsid="0064af60"/>
    </style:style>
    <style:style style:name="T39" style:family="text">
      <style:text-properties officeooo:rsid="0064de25"/>
    </style:style>
    <style:style style:name="T40" style:family="text">
      <style:text-properties officeooo:rsid="00653997"/>
    </style:style>
    <style:style style:name="T41" style:family="text">
      <style:text-properties officeooo:rsid="00685102"/>
    </style:style>
    <style:style style:name="T42" style:family="text">
      <style:text-properties officeooo:rsid="006a4caa"/>
    </style:style>
    <style:style style:name="T43" style:family="text">
      <style:text-properties officeooo:rsid="006b683d"/>
    </style:style>
    <style:style style:name="T44" style:family="text">
      <style:text-properties officeooo:rsid="006d63d7"/>
    </style:style>
    <style:style style:name="T45" style:family="text">
      <style:text-properties officeooo:rsid="006e284a"/>
    </style:style>
    <style:style style:name="T46" style:family="text">
      <style:text-properties officeooo:rsid="006ffaab"/>
    </style:style>
    <style:style style:name="T47" style:family="text">
      <style:text-properties officeooo:rsid="00713e2c"/>
    </style:style>
    <style:style style:name="T48" style:family="text">
      <style:text-properties officeooo:rsid="007271f8"/>
    </style:style>
    <style:style style:name="T49" style:family="text">
      <style:text-properties officeooo:rsid="0078cd4d"/>
    </style:style>
    <style:style style:name="T50" style:family="text">
      <style:text-properties officeooo:rsid="007cd597"/>
    </style:style>
    <style:style style:name="T51" style:family="text">
      <style:text-properties officeooo:rsid="007f0de6"/>
    </style:style>
    <style:style style:name="T52" style:family="text">
      <style:text-properties officeooo:rsid="00814a9f"/>
    </style:style>
    <style:style style:name="T53" style:family="text">
      <style:text-properties officeooo:rsid="00845947"/>
    </style:style>
    <style:style style:name="T54" style:family="text">
      <style:text-properties officeooo:rsid="00858a28"/>
    </style:style>
    <style:style style:name="T55" style:family="text">
      <style:text-properties officeooo:rsid="008779e2"/>
    </style:style>
    <style:style style:name="T56" style:family="text">
      <style:text-properties officeooo:rsid="008842c7"/>
    </style:style>
    <style:style style:name="T57" style:family="text">
      <style:text-properties officeooo:rsid="008904fe"/>
    </style:style>
    <style:style style:name="T58" style:family="text">
      <style:text-properties style:text-underline-style="solid" style:text-underline-width="auto" style:text-underline-color="font-color" fo:font-weight="bold" style:font-weight-asian="bold" style:font-weight-complex="bold"/>
    </style:style>
    <style:style style:name="T59" style:family="text">
      <style:text-properties officeooo:rsid="008a8c1f"/>
    </style:style>
    <style:style style:name="T60" style:family="text">
      <style:text-properties officeooo:rsid="008c1a6a"/>
    </style:style>
    <style:style style:name="T61" style:family="text">
      <style:text-properties officeooo:rsid="008cfead"/>
    </style:style>
    <style:style style:name="T62" style:family="text">
      <style:text-properties officeooo:rsid="0090e82b"/>
    </style:style>
    <style:style style:name="T63" style:family="text">
      <style:text-properties officeooo:rsid="00957e58"/>
    </style:style>
    <style:style style:name="T64" style:family="text">
      <style:text-properties officeooo:rsid="0099115a"/>
    </style:style>
    <style:style style:name="T65" style:family="text">
      <style:text-properties officeooo:rsid="009ad3e2"/>
    </style:style>
    <style:style style:name="T66" style:family="text">
      <style:text-properties officeooo:rsid="00a516d9"/>
    </style:style>
    <style:style style:name="T67" style:family="text">
      <style:text-properties fo:background-color="#3399ff" loext:char-shading-value="0"/>
    </style:style>
    <style:style style:name="T68" style:family="text">
      <style:text-properties officeooo:rsid="00a98ff7"/>
    </style:style>
    <style:style style:name="T69" style:family="text">
      <style:text-properties officeooo:rsid="00aabbc9"/>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earning Through Dialogue Interactions by Asking Questions</text:p>
      <text:p text:style-name="P1">- Modeling two approaches: question-answering (without clarification giving immediate answer) and asking question (asking clarification)</text:p>
      <text:p text:style-name="P1">- Use RL to determine the best time for asking question (i.e. clarification)</text:p>
      <text:p text:style-name="P1"/>
      <text:p text:style-name="P2">Batch Policy Gradient Methods for Improving NCM</text:p>
      <text:p text:style-name="P2">- <text:span text:style-name="T2">Policy gradient vs Q-learning → policy gradient can use unlabelled data to build a good initial bot.</text:span></text:p>
      <text:p text:style-name="P2">- <text:span text:style-name="T3">Previous works used on-policy and/or on-line update, Jiwei used predefined reward function based on simple rules.</text:span></text:p>
      <text:p text:style-name="P2">- <text:span text:style-name="T4">This paper uses off-policy setting and batch setting</text:span></text:p>
      <text:p text:style-name="P2"/>
      <text:p text:style-name="P25">2015</text:p>
      <text:p text:style-name="P27">ACL</text:p>
      <text:p text:style-name="P35"><text:span text:style-name="T35">N</text:span>eural responding machine for short-text conversation</text:p>
      <text:p text:style-name="P36">- <text:span text:style-name="T34">common encoder-decoder with attention mechanism to model conversation in Twitter/Weibo (i.e. pots-comment)</text:span></text:p>
      <text:p text:style-name="P36"/>
      <text:p text:style-name="P38"><text:span text:style-name="T36">U</text:span>nsupervised learning and modeling of knowledge and intent for spoken dialogue system </text:p>
      <text:p text:style-name="P38">- <text:span text:style-name="T37">student workshop</text:span></text:p>
      <text:p text:style-name="P37">- <text:span text:style-name="T37">annotating intent is expensive</text:span></text:p>
      <text:p text:style-name="P37">- <text:span text:style-name="T37">proposal: to obtain semantic concepts and structures through unlabeled conversations (using matrix factorization).</text:span></text:p>
      <text:p text:style-name="P2"/>
      <text:p text:style-name="P27">IJCAI</text:p>
      <text:p text:style-name="P63">Syntax-based deep matching of short texts → <text:span text:style-name="T67">paraphrase identification</text:span></text:p>
      <text:p text:style-name="P64">- <text:span text:style-name="T68">Given two sentences, get their dependency trees, build the direct product of graphs, do abstraction (clustering based on the sameness of the entity or word2vec similarity), and then mine the matching patterns.</text:span></text:p>
      <text:p text:style-name="P64">- <text:span text:style-name="T69">Once the matching patterns are extracted, use them as features for DNN.</text:span></text:p>
      <text:p text:style-name="P2"/>
      <text:p text:style-name="P24">2016</text:p>
      <text:p text:style-name="P2"/>
      <text:p text:style-name="P21">How not to evaluate you dialogue system: an empirical study of unsupervised evaluation metrics for dialogue response generation (EMNLP)</text:p>
      <text:p text:style-name="P21">- Human judgment correlates better (though still not high enough) with BLEU-2 than BLEU-3, BLEU-4, or embedding-based measures.</text:p>
      <text:p text:style-name="P21">- Richer/bigger corpus may make BLEU-3/4 performing better than BLEU-2</text:p>
      <text:p text:style-name="P21">- Average embedding performed worse than word overlap measures.</text:p>
      <text:p text:style-name="P2"/>
      <text:p text:style-name="P23">A Diversity -promoting objective function for neural conversation models <text:span text:style-name="T26">(NAACL)</text:span></text:p>
      <text:p text:style-name="P23">- to generate more diverse ,interesting, and appropriate responses</text:p>
      <text:p text:style-name="P23">- to prevent the generation of trivial or non-commit<text:span text:style-name="T25">t</text:span>al responses (e.g. I don’t know, I am OK)</text:p>
      <text:p text:style-name="P23">- se2seq with Max Mutual Information as objective function</text:p>
      <text:p text:style-name="P2"/>
      <text:p text:style-name="P28">Evaluati<text:span text:style-name="T38">n</text:span>g prerequisite qualities for learning end-to-end dialog systems (ICLR)</text:p>
      <text:p text:style-name="P28">- Publish a dataset and evaluate existing dialog systems</text:p>
      <text:p text:style-name="P28">- MOVIE dataset (QA and recommendation)</text:p>
      <text:p text:style-name="P28"/>
      <text:p text:style-name="P29">Neural Generative QA (IJCAI)</text:p>
      <text:p text:style-name="P29">- NN model has an issue in depicting lexicon of language (i.e. to store all knowledge).</text:p>
      <text:p text:style-name="P29">- Competing: memory-base NN</text:p>
      <text:p text:style-name="P29"><text:soft-page-break/>- Proposal: Seq2seq that can enquire knowledge base. Its decoder can generate common words and output term from knowledge base</text:p>
      <text:p text:style-name="P29"/>
      <text:p text:style-name="P31">Adversarial evaluation of dialogue models <text:span text:style-name="T29">(NIPS workshop)</text:span></text:p>
      <text:p text:style-name="P2">- <text:span text:style-name="T28">to reduce the labor cost of evaluating dialogues</text:span></text:p>
      <text:p text:style-name="P2">- <text:span text:style-name="T29">use encoder + binary classifier to tell if a response is generated by a dialog system or not</text:span></text:p>
      <text:p text:style-name="P2">- <text:span text:style-name="T29">result: 62.5% of data can be distinguished</text:span></text:p>
      <text:p text:style-name="P2"/>
      <text:p text:style-name="P34">A persona-based neural conversation model (ACL)</text:p>
      <text:p text:style-name="P2">- <text:span text:style-name="T32">Data driven dialogue system select responses with the greatest likelihood. The generated response is sometimes inconsistent with the previous responses generated by the system during the same dialogue episode.</text:span></text:p>
      <text:p text:style-name="P2">- <text:span text:style-name="T33">Proposal: embed persona to the NN model <text:s/>(single-speaker model and speaker-addressee model).</text:span></text:p>
      <text:p text:style-name="P2"/>
      <text:p text:style-name="P39">Multi-view response selection for human compute conversation (EMNLP)</text:p>
      <text:p text:style-name="P39">- <text:span text:style-name="T39">to take into account not only the previous utterance, but also the whole conversation context</text:span></text:p>
      <text:p text:style-name="P39">- <text:span text:style-name="T39">proposal: to integrate word sequence view and utterance sequence view</text:span></text:p>
      <text:p text:style-name="P39">- <text:span text:style-name="T40">weakness: convert whole context into 1 vector → may lose important information</text:span></text:p>
      <text:p text:style-name="P2"/>
      <text:p text:style-name="P40">Exploring convolutional and recurrent neural networks in sequential <text:span text:style-name="T43">labeling</text:span> for dialogue topic tracking <text:span text:style-name="T41">(ACL)</text:span></text:p>
      <text:p text:style-name="P2">- <text:span text:style-name="T42">background: multi-domain or multi-task dialogue system</text:span></text:p>
      <text:p text:style-name="P2">- <text:span text:style-name="T42">issues: previous work limit only in user-initiative conversations, no correlation between different topics is considered.</text:span></text:p>
      <text:p text:style-name="P2">- <text:span text:style-name="T44">proposal: use CNN to track/classify each utterance into its topic</text:span></text:p>
      <text:p text:style-name="P2"/>
      <text:p text:style-name="P41">DocChat: An IR approach for chatbot engines using unstructured documents <text:span text:style-name="T45">(ACL)</text:span></text:p>
      <text:p text:style-name="P41">- <text:span text:style-name="T46">Idea: given a question, extract its response from unstructured documents using L2R and features designed at different levels of granularity (word, phrase, sentence, document, relation using KB, type, topic)</text:span></text:p>
      <text:p text:style-name="P41"/>
      <text:p text:style-name="P42">Context-aware natural language generation for spoken dialogue systems (COLING)</text:p>
      <text:p text:style-name="P42">- <text:span text:style-name="T47">Goal: want to generate task-orieneted NL response by exploiting dialogue act, semantic slots need to address</text:span></text:p>
      <text:p text:style-name="P42">- <text:span text:style-name="T48">Technique: encoder-decoder model with additional inputs (act type and slot values) to the decoder.</text:span></text:p>
      <text:p text:style-name="P2"/>
      <text:p text:style-name="P43">An oral exam for measuring a dialog system’s capabilities (AAAI)</text:p>
      <text:p text:style-name="P43">- <text:span text:style-name="T49">To evaluate the breadth (to make use of a wide variety of reasoning procedures and knowledge) and flexibility of dialogue systems (to bring some knowledge and reasoning to bear in a variety of ways, e.g., to handle paraphrase difference).</text:span></text:p>
      <text:p text:style-name="P2"/>
      <text:p text:style-name="P24">2017</text:p>
      <text:p text:style-name="P26">AAAI</text:p>
      <text:p text:style-name="P30">Personalizing a dialogue system with transfer learning</text:p>
      <text:p text:style-name="P30">- <text:span text:style-name="T27">Motivation: to learn user’s preference, which will lead to more effective/shorter interactions.</text:span></text:p>
      <text:p text:style-name="P30">- <text:span text:style-name="T27">issue: lack of datasets</text:span></text:p>
      <text:p text:style-name="P30">- <text:span text:style-name="T27">Proposal: train POMDP using all data from all users, then take the learned parameters, and update them specifically for each user.</text:span></text:p>
      <text:p text:style-name="P30"/>
      <text:p text:style-name="P44">Coherent dialogue wit attention-based language models</text:p>
      <text:p text:style-name="P45">- <text:span text:style-name="T50">previous attention include only a fixed scope of history.</text:span></text:p>
      <text:p text:style-name="P44"><text:soft-page-break/>- <text:span text:style-name="T50">Proposal: to design a dynamic attention language model (the scope of history increases as the conversation progress.)</text:span></text:p>
      <text:p text:style-name="P44"/>
      <text:p text:style-name="P46">Multiresolution recurrent neural networks: an application to dialogue response generation</text:p>
      <text:p text:style-name="P30">- <text:span text:style-name="T51">Problem: to take dialogue context into account and generate diverse on-topic responses.</text:span></text:p>
      <text:p text:style-name="P30">- <text:span text:style-name="T51">Proposal: probabilistic models to represent and reason at several levels of abstraction. They generate two parallel stochastic sequences (i.e. sequence of high-level coarse tokens and sequence of low-level NL words)</text:span></text:p>
      <text:p text:style-name="P30">- <text:span text:style-name="T52">RNN: generate words on shallow manner.</text:span></text:p>
      <text:p text:style-name="P47">- VHRED: generate a continuous latent variable for each utterance</text:p>
      <text:p text:style-name="P47">- MrRNN: generate a sequence of latent variables for each utterance (a factorial representation)</text:p>
      <text:p text:style-name="P47"/>
      <text:p text:style-name="P48">A Hierarachical Latent Variable Encoder-decoder model for generating dialogues <text:span text:style-name="T55">(VHRED)</text:span></text:p>
      <text:p text:style-name="P30">- <text:span text:style-name="T53">Simple seq2seq models, which do not incorporate a hierarchical generation structure, cannot represent higher level variability.</text:span></text:p>
      <text:p text:style-name="P49">- Proposal: hierarchical latent variable RNN architecture to explicitly model generative processes with multiple levels of variability.</text:p>
      <text:p text:style-name="P49">- <text:span text:style-name="T54">Process: First generate a sample of continuous latent variable (high-level semantic of the response), then generate the response word by word conditioned on the latent variable.</text:span></text:p>
      <text:p text:style-name="P30"/>
      <text:p text:style-name="P50">Mechanism-aware <text:span text:style-name="T56">n</text:span>eural machine for dialogue response generation</text:p>
      <text:p text:style-name="P50">- <text:span text:style-name="T57">seq2seq is suitable for MT, because the relation is 1-1 , but for dialogue, the relation is 1-n. The use of seq2seq with maximum likelihood can’t give diverse responses.</text:span></text:p>
      <text:p text:style-name="P51">- Proposal: encoder-<text:span text:style-name="T58">diverter</text:span>-decoder. <text:span text:style-name="T59">Diverter is used to generate the mechanism.</text:span></text:p>
      <text:p text:style-name="P51"/>
      <text:p text:style-name="P52">Building task-oriented dialogue systems for online shopping</text:p>
      <text:p text:style-name="P52">- <text:span text:style-name="T60">Issue: structured ontology for NLU is very difficult.</text:span></text:p>
      <text:p text:style-name="P30">- <text:span text:style-name="T61">Differs previous works in:</text:span></text:p>
      <text:list xml:id="list3049348443335714016" text:style-name="L1">
        <text:list-item>
          <text:p text:style-name="P53">training data in the cold-start stage:use existing data and lightweight crowdsourcing.</text:p>
        </text:list-item>
        <text:list-item>
          <text:p text:style-name="P54">Domain scale: very large (11M products with 1,080 categories) compared to the previous works.</text:p>
        </text:list-item>
      </text:list>
      <text:p text:style-name="P55">- <text:span text:style-name="T62">Content of the system:</text:span></text:p>
      <text:list xml:id="list885266189693349402" text:style-name="L2">
        <text:list-item>
          <text:p text:style-name="P56">query understanding: query intent detection (use LDA and crowdsourcing to generate the data, and then build a multi-label classifier), product category detection <text:span text:style-name="T63">(</text:span>CNN <text:span text:style-name="T63">with character-based word vector as the input), product attribute extraction (DP-based algorithm)</text:span></text:p>
        </text:list-item>
        <text:list-item>
          <text:p text:style-name="P57">state tracking: <text:span text:style-name="T64">some heuristic</text:span></text:p>
        </text:list-item>
        <text:list-item>
          <text:p text:style-name="P58">dialogue management: <text:span text:style-name="T65">there are predefined actions</text:span></text:p>
        </text:list-item>
      </text:list>
      <text:p text:style-name="P59">- <text:span text:style-name="T65">no explanation about the NLG step.</text:span></text:p>
      <text:p text:style-name="P59"/>
      <text:p text:style-name="P61">Natural language dialogue for building and learning models and structures</text:p>
      <text:p text:style-name="P61">- 2 page paper</text:p>
      <text:p text:style-name="P61">- collaboration between human and AI system to complete a shared goal (e.g. to build a structure in Blocks World domain)</text:p>
      <text:p text:style-name="P61"/>
      <text:p text:style-name="P62">Discovering conversational dependencies between messages in dialogs</text:p>
      <text:p text:style-name="P62">- <text:span text:style-name="T66">2 page paper</text:span></text:p>
      <text:p text:style-name="P62">- <text:span text:style-name="T66">Motivation: exposing conversational structure is a key step towards organizing the informaiton in dialogues.</text:span></text:p>
      <text:p text:style-name="P62">- <text:span text:style-name="T66">Goal: to expose the structure of conversations (in chat) that do not follow perfect turn taking.</text:span></text:p>
      <text:p text:style-name="P60"/>
      <text:p text:style-name="P30"/>
      <text:p text:style-name="P30"/>
      <text:p text:style-name="P30"><text:soft-page-break/></text:p>
      <text:p text:style-name="P31">Neural personalized response generation as domain adaptation (arxiv)</text:p>
      <text:p text:style-name="P31">- To personalize chitchat dialog, so that it suits the user’s style of communication</text:p>
      <text:p text:style-name="P31">- Use RNN and all data to build generic model, and then train on user-specific data.</text:p>
      <text:p text:style-name="P23"/>
      <text:p text:style-name="P32">Online sequence-to-seqeunce active learning for open-domain dialogue generation <text:span text:style-name="T31">(arxiv)</text:span></text:p>
      <text:p text:style-name="P33">- Motivation: to reduce dull responses returned by seq2seq system. DRL require hand crafted reward function</text:p>
      <text:p text:style-name="P33">- Proposal: end2end system using 2 offline supervised learning (to learn basic conversation ability) and active learning (to prevent system from returning dull responses)</text:p>
      <text:p text:style-name="P33">- <text:span text:style-name="T30">The purpose of initial supervised learnings is to enable system returning initial candidates.</text:span></text:p>
      <text:p text:style-name="P33">- <text:span text:style-name="T30">Active learning is more like reranking step, but it is done online.</text:span></text:p>
      <text:p text:style-name="P33"/>
      <text:p text:style-name="P3"><text:span text:style-name="T24">ACL</text:span></text:p>
      <text:p text:style-name="P3">Adversarial Adaptation of Synthetic or Stale Data</text:p>
      <text:p text:style-name="P3">- Distribution mismatch between training and testing data → domain adaptation task</text:p>
      <text:p text:style-name="P3">- <text:span text:style-name="T5">Too specific</text:span></text:p>
      <text:p text:style-name="P3"/>
      <text:p text:style-name="P6">Domain Attention with an Ensemble of Experts</text:p>
      <text:p text:style-name="P6">- <text:span text:style-name="T6">Given K models that handle K domains, how we should create models for K+1 models.</text:span></text:p>
      <text:p text:style-name="P6">- <text:span text:style-name="T7">Compute and use attention from K models</text:span></text:p>
      <text:p text:style-name="P3"/>
      <text:p text:style-name="P3"/>
      <text:p text:style-name="P4">Affect-LM: A Neural Language Model for Customizable Affective Text Generation</text:p>
      <text:p text:style-name="P4">- Put and control how much degree of affection in the generated utterance</text:p>
      <text:p text:style-name="P4"/>
      <text:p text:style-name="P5">Chat Detection in an Intelligent Assistant: Combining Task-oriented and Non-task-oriented Spoken Dialogue Systems</text:p>
      <text:p text:style-name="P5">- Current personal assistants, such as Siri or Alexa, can both chat and perform tasks given by user.</text:p>
      <text:p text:style-name="P5">- Classify each user’s utterance to chat or command.</text:p>
      <text:p text:style-name="P5"/>
      <text:p text:style-name="P7">Neural Belief Tracker: Data-Driven Dialogue State Tracking</text:p>
      <text:p text:style-name="P7">- <text:span text:style-name="T8">Couple spoken language understanding and dialogue state tracking</text:span></text:p>
      <text:p text:style-name="P7">- <text:span text:style-name="T9">Up to now, DST used semantic dictionaries (i.e. delexicalized features)</text:span></text:p>
      <text:p text:style-name="P8">- <text:span text:style-name="T10">U</text:span>se word vector to <text:span text:style-name="T10">induce the semantic dictionary</text:span></text:p>
      <text:p text:style-name="P8"/>
      <text:p text:style-name="P9">Learning Symmetric Collaborative Dialogue Agents with Dynamic Knowledge Graph Embeddings</text:p>
      <text:p text:style-name="P9">- <text:span text:style-name="T11">Represent the dialogue history into a knowledge graph</text:span></text:p>
      <text:p text:style-name="P9"/>
      <text:p text:style-name="P10">Learning Discourse-level Diversity for Neural Dialog Models using Conditional Variational Autoencoders</text:p>
      <text:p text:style-name="P10">- <text:span text:style-name="T12">Motivation: generic response by DS (to use only dialogue history is not enough)</text:span></text:p>
      <text:p text:style-name="P10">- <text:span text:style-name="T12">Previous Solution: diversify the output of decoder, encourage response with long term payoff, decoding with beam search.</text:span></text:p>
      <text:p text:style-name="P10">- <text:span text:style-name="T12">Solution: Use conditional variational auto-encoders (with latent variables) to capture discourse level diversity</text:span></text:p>
      <text:p text:style-name="P10"/>
      <text:p text:style-name="P11">Joint Modeling of Content and Discourse Relations in Dialogues</text:p>
      <text:p text:style-name="P11">- <text:span text:style-name="T13">Target: human-human dialogues, not for dialogue system</text:span></text:p>
      <text:p text:style-name="P11">- joint model to identify the salient discussion points and to label the discourse relations between speaker turns</text:p>
      <text:p text:style-name="P11"/>
      <text:p text:style-name="P12"><text:soft-page-break/>Hybrid Code Networks: practical and efficient end-to-end dialog control with supervised and reinforcement learning</text:p>
      <text:p text:style-name="P13">- e2e learning requires huge data</text:p>
      <text:p text:style-name="P13">- reduce t<text:span text:style-name="T1">h</text:span>is requirement by letting developers specifying the possible action templates <text:span text:style-name="T1">(hence the learning is less complex)</text:span></text:p>
      <text:p text:style-name="P13">- <text:span text:style-name="T1">separate entity trackers from RNN → to reduce learning complexity</text:span></text:p>
      <text:p text:style-name="P13"/>
      <text:p text:style-name="P14">Towards End-to-End Reinforcement Learning of Dialogue Agents for Information Access</text:p>
      <text:p text:style-name="P14">- <text:span text:style-name="T14">a dialogue system to help users querying knowledge base.</text:span></text:p>
      <text:p text:style-name="P14">- <text:span text:style-name="T15">use “soft” posterior distribution instead of “hard” symbolic queries, so that the function is differentiable</text:span></text:p>
      <text:p text:style-name="P14"/>
      <text:p text:style-name="P15">A Conditional Variational Framework for Dialog Generation</text:p>
      <text:p text:style-name="P15">- <text:span text:style-name="T16">Motivation: response generation using latent variables is highly randomized. They proposed a framework allowing conditional response generation based on specific attributes.</text:span></text:p>
      <text:p text:style-name="P15">- <text:span text:style-name="T17">Try to capture the personality of each speaker.</text:span></text:p>
      <text:p text:style-name="P15"/>
      <text:p text:style-name="P16">T OWARDS AN AUTOMATIC T URING TEST : L EARNING TO EVALUATE DIALOGUE RESPONSES</text:p>
      <text:p text:style-name="P16">- Motivation: evaluating dialog is difficult. Current evaluation technique does not correlate well with human judgment. <text:span text:style-name="T18">Quick evaluation will lead to rapid prototyping of DS.</text:span></text:p>
      <text:p text:style-name="P17">- Propose a hierarchical RNN (input: context + system’s response + correct response) to predict the evaluation score.</text:p>
      <text:p text:style-name="P17">- <text:span text:style-name="T19">Human judgment correlates better with the proposed method than with BLEU</text:span></text:p>
      <text:p text:style-name="P17"/>
      <text:p text:style-name="P18">Sequential Matching Network: A New Architecture for Multi-turn Response Selection in Retrieval-Based Chatbots</text:p>
      <text:p text:style-name="P18">- <text:span text:style-name="T20">Study the response for multi-turn conversation in <text:s/>retrieval based chatbots</text:span></text:p>
      <text:p text:style-name="P18">- <text:span text:style-name="T21">Existing work in retrieval based technique used only the previous utterance to generate response </text:span></text:p>
      <text:p text:style-name="P18">- <text:span text:style-name="T20">Previous work: concatenate context utterances or matches response with abstract context vector.</text:span></text:p>
      <text:p text:style-name="P19">- Challenges: to identify important information and to model the relations<text:span text:style-name="T22">h</text:span>ips between utterances in the context</text:p>
      <text:p text:style-name="P19">- <text:span text:style-name="T23">Proposal: produce a matching vector for each pair of response and context utterance, accumulate the matching vectors in a temporal order, and finally compute the final matching degree using the accumulat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29T11:12:48.324505597</meta:creation-date>
    <dc:date>2017-06-09T17:05:03.585981103</dc:date>
    <meta:editing-duration>PT14H55M37S</meta:editing-duration>
    <meta:editing-cycles>139</meta:editing-cycles>
    <meta:generator>LibreOffice/5.1.6.2$Linux_X86_64 LibreOffice_project/10m0$Build-2</meta:generator>
    <meta:document-statistic meta:table-count="0" meta:image-count="0" meta:object-count="0" meta:page-count="5" meta:paragraph-count="149" meta:word-count="1829" meta:character-count="12415" meta:non-whitespace-character-count="10736"/>
  </office:meta>
</office:document-meta>
</file>